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2" table:style-name="ce1"/>
          <table:table-cell office:value-type="string" table:style-name="ce1">
            <text:p>Descriptive Statist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udent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3:.B12])-MIN([.B3:.B12])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style-name="ce1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/text:p>
          </table:table-cell>
          <table:table-cell office:value-type="float" office:value="77.5" table:style-name="ce1">
            <text:p>7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.D</text:p>
          </table:table-cell>
          <table:table-cell office:value-type="float" office:value="8.9582364335844584" table:formula="of:=+STDEVP([.B3:.B12])" table:style-name="ce1">
            <text:p>8.9582364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lily wells</meta:initial-creator>
    <dc:creator>lily wells</dc:creator>
    <meta:creation-date>2026-03-25T16:54:32Z</meta:creation-date>
    <dc:date>2026-03-25T17:37:49Z</dc:date>
  </office:meta>
</office:document-meta>
</file>